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21b1d5" officeooo:paragraph-rsid="000cade8"/>
    </style:style>
    <style:style style:name="P2" style:family="paragraph" style:parent-style-name="Standard">
      <style:paragraph-properties fo:text-align="justify" style:justify-single-word="false"/>
      <style:text-properties officeooo:rsid="0021b1d5" officeooo:paragraph-rsid="0012008b"/>
    </style:style>
    <style:style style:name="P3" style:family="paragraph" style:parent-style-name="Standard">
      <style:paragraph-properties fo:text-align="justify" style:justify-single-word="false"/>
      <style:text-properties officeooo:rsid="001a5da1" officeooo:paragraph-rsid="000cade8"/>
    </style:style>
    <style:style style:name="P4" style:family="paragraph" style:parent-style-name="Standard">
      <style:paragraph-properties fo:text-align="justify" style:justify-single-word="false"/>
      <style:text-properties officeooo:rsid="001a5da1" officeooo:paragraph-rsid="000cf4d3"/>
    </style:style>
    <style:style style:name="P5" style:family="paragraph" style:parent-style-name="Standard">
      <style:paragraph-properties fo:text-align="justify" style:justify-single-word="false"/>
      <style:text-properties officeooo:rsid="001a5da1" officeooo:paragraph-rsid="00117ad4"/>
    </style:style>
    <style:style style:name="P6" style:family="paragraph" style:parent-style-name="Standard">
      <style:paragraph-properties fo:text-align="justify" style:justify-single-word="false"/>
      <style:text-properties officeooo:rsid="001a5da1" officeooo:paragraph-rsid="0012008b"/>
    </style:style>
    <style:style style:name="P7" style:family="paragraph" style:parent-style-name="Standard">
      <style:paragraph-properties fo:text-align="justify" style:justify-single-word="false"/>
      <style:text-properties officeooo:rsid="001c3e7e" officeooo:paragraph-rsid="000cade8"/>
    </style:style>
    <style:style style:name="P8" style:family="paragraph" style:parent-style-name="Standard">
      <style:paragraph-properties fo:text-align="justify" style:justify-single-word="false"/>
      <style:text-properties officeooo:rsid="001c3e7e" officeooo:paragraph-rsid="0012008b"/>
    </style:style>
    <style:style style:name="P9" style:family="paragraph" style:parent-style-name="Standard">
      <style:paragraph-properties fo:text-align="justify" style:justify-single-word="false"/>
      <style:text-properties officeooo:rsid="001d571f" officeooo:paragraph-rsid="000cade8"/>
    </style:style>
    <style:style style:name="P10" style:family="paragraph" style:parent-style-name="Standard">
      <style:paragraph-properties fo:text-align="justify" style:justify-single-word="false"/>
      <style:text-properties officeooo:rsid="001d571f" officeooo:paragraph-rsid="0012008b"/>
    </style:style>
    <style:style style:name="P11" style:family="paragraph" style:parent-style-name="Standard">
      <style:paragraph-properties fo:text-align="justify" style:justify-single-word="false"/>
      <style:text-properties officeooo:rsid="001f5471" officeooo:paragraph-rsid="000cade8"/>
    </style:style>
    <style:style style:name="P12" style:family="paragraph" style:parent-style-name="Standard">
      <style:paragraph-properties fo:text-align="justify" style:justify-single-word="false"/>
      <style:text-properties officeooo:rsid="001f5471" officeooo:paragraph-rsid="0012008b"/>
    </style:style>
    <style:style style:name="P13" style:family="paragraph" style:parent-style-name="Standard">
      <style:paragraph-properties fo:text-align="justify" style:justify-single-word="false"/>
      <style:text-properties officeooo:rsid="000cade8" officeooo:paragraph-rsid="000cade8"/>
    </style:style>
    <style:style style:name="P14" style:family="paragraph" style:parent-style-name="Standard">
      <style:paragraph-properties fo:text-align="justify" style:justify-single-word="false"/>
      <style:text-properties officeooo:rsid="000cf4d3" officeooo:paragraph-rsid="000cf4d3"/>
    </style:style>
    <style:style style:name="P15" style:family="paragraph" style:parent-style-name="Standard">
      <style:paragraph-properties fo:text-align="justify" style:justify-single-word="false"/>
      <style:text-properties officeooo:rsid="000e2188" officeooo:paragraph-rsid="000e2188"/>
    </style:style>
    <style:style style:name="P16" style:family="paragraph" style:parent-style-name="Standard">
      <style:paragraph-properties fo:text-align="justify" style:justify-single-word="false"/>
      <style:text-properties officeooo:rsid="00101669" officeooo:paragraph-rsid="00101669"/>
    </style:style>
    <style:style style:name="P17" style:family="paragraph" style:parent-style-name="Standard">
      <style:paragraph-properties fo:text-align="justify" style:justify-single-word="false"/>
      <style:text-properties fo:font-weight="bold" officeooo:rsid="001a5da1" officeooo:paragraph-rsid="0012008b" style:font-weight-asian="bold" style:font-weight-complex="bold"/>
    </style:style>
    <style:style style:name="P18" style:family="paragraph" style:parent-style-name="Standard">
      <style:paragraph-properties fo:text-align="justify" style:justify-single-word="false"/>
      <style:text-properties fo:font-weight="bold" officeooo:rsid="00128b49" officeooo:paragraph-rsid="00128b49" style:font-weight-asian="bold" style:font-weight-complex="bold"/>
    </style:style>
    <style:style style:name="P19" style:family="paragraph" style:parent-style-name="Standard">
      <style:paragraph-properties fo:text-align="justify" style:justify-single-word="false"/>
      <style:text-properties officeooo:rsid="000cade8" officeooo:paragraph-rsid="0012008b"/>
    </style:style>
    <style:style style:name="P20" style:family="paragraph" style:parent-style-name="Standard">
      <style:paragraph-properties fo:text-align="justify" style:justify-single-word="false"/>
      <style:text-properties officeooo:rsid="001d571f" officeooo:paragraph-rsid="0012008b"/>
    </style:style>
    <style:style style:name="P21" style:family="paragraph" style:parent-style-name="Standard">
      <style:paragraph-properties fo:text-align="justify" style:justify-single-word="false"/>
      <style:text-properties officeooo:rsid="000cf4d3" officeooo:paragraph-rsid="0012008b"/>
    </style:style>
    <style:style style:name="P22" style:family="paragraph" style:parent-style-name="Standard">
      <style:paragraph-properties fo:text-align="justify" style:justify-single-word="false"/>
      <style:text-properties officeooo:rsid="001f5471" officeooo:paragraph-rsid="0012008b"/>
    </style:style>
    <style:style style:name="P23" style:family="paragraph" style:parent-style-name="Standard">
      <style:paragraph-properties fo:text-align="justify" style:justify-single-word="false"/>
      <style:text-properties officeooo:rsid="000e2188" officeooo:paragraph-rsid="0012008b"/>
    </style:style>
    <style:style style:name="P24" style:family="paragraph" style:parent-style-name="Standard">
      <style:paragraph-properties fo:text-align="justify" style:justify-single-word="false"/>
      <style:text-properties officeooo:rsid="00117ad4" officeooo:paragraph-rsid="0012008b"/>
    </style:style>
    <style:style style:name="P25" style:family="paragraph" style:parent-style-name="Standard">
      <style:paragraph-properties fo:text-align="justify" style:justify-single-word="false"/>
      <style:text-properties officeooo:rsid="00117ad4" officeooo:paragraph-rsid="00117ad4"/>
    </style:style>
    <style:style style:name="P26" style:family="paragraph" style:parent-style-name="Standard">
      <style:paragraph-properties fo:text-align="justify" style:justify-single-word="false"/>
      <style:text-properties officeooo:rsid="001a5da1" officeooo:paragraph-rsid="00117ad4"/>
    </style:style>
    <style:style style:name="P27" style:family="paragraph" style:parent-style-name="Standard">
      <style:paragraph-properties fo:text-align="justify" style:justify-single-word="false"/>
      <style:text-properties officeooo:rsid="00128b49" officeooo:paragraph-rsid="00128b49"/>
    </style:style>
    <style:style style:name="T1" style:family="text">
      <style:text-properties officeooo:rsid="001d571f"/>
    </style:style>
    <style:style style:name="T2" style:family="text">
      <style:text-properties officeooo:rsid="000cade8"/>
    </style:style>
    <style:style style:name="T3" style:family="text">
      <style:text-properties officeooo:rsid="00115c93"/>
    </style:style>
    <style:style style:name="T4" style:family="text">
      <style:text-properties fo:font-weight="bold" style:font-weight-asian="bold" style:font-weight-complex="bold"/>
    </style:style>
    <style:style style:name="T5" style:family="text">
      <style:text-properties fo:font-weight="bold" officeooo:rsid="00117ad4" style:font-weight-asian="bold" style:font-weight-complex="bold"/>
    </style:style>
    <style:style style:name="T6" style:family="text">
      <style:text-properties fo:font-weight="bold" officeooo:rsid="001d571f" style:font-weight-asian="bold" style:font-weight-complex="bold"/>
    </style:style>
    <style:style style:name="T7" style:family="text">
      <style:text-properties fo:font-weight="bold" officeooo:rsid="001f5471" style:font-weight-asian="bold" style:font-weight-complex="bold"/>
    </style:style>
    <style:style style:name="T8" style:family="text">
      <style:text-properties fo:font-weight="bold" officeooo:rsid="00128b49" style:font-weight-asian="bold" style:font-weight-complex="bold"/>
    </style:style>
    <style:style style:name="T9" style:family="text">
      <style:text-properties fo:font-size="14pt" style:text-underline-style="solid" style:text-underline-width="auto" style:text-underline-color="font-color" fo:font-weight="bold" officeooo:rsid="00117ad4" style:font-size-asian="14pt" style:font-weight-asian="bold" style:font-size-complex="14pt" style:font-weight-complex="bold"/>
    </style:style>
    <style:style style:name="T10" style:family="text">
      <style:text-properties fo:font-size="14pt" style:text-underline-style="none" fo:font-weight="bold" style:font-size-asian="14pt" style:font-weight-asian="bold" style:font-size-complex="14pt" style:font-weight-complex="bold"/>
    </style:style>
    <style:style style:name="T11" style:family="text">
      <style:text-properties fo:font-size="14pt" style:text-underline-style="none" fo:font-weight="bold" officeooo:rsid="00117ad4" style:font-size-asian="14pt" style:font-weight-asian="bold" style:font-size-complex="14pt" style:font-weight-complex="bold"/>
    </style:style>
    <style:style style:name="T12" style:family="text">
      <style:text-properties fo:font-size="14pt" style:text-underline-style="none" fo:font-weight="normal" officeooo:rsid="00117ad4" style:font-size-asian="14pt" style:font-weight-asian="normal" style:font-size-complex="14pt" style:font-weight-complex="normal"/>
    </style:style>
    <style:style style:name="T13" style:family="text">
      <style:text-properties fo:font-size="14pt" style:text-underline-style="none" style:font-size-asian="14pt" style:font-size-complex="14pt"/>
    </style:style>
    <style:style style:name="T14" style:family="text">
      <style:text-properties fo:font-size="14pt" style:text-underline-style="none" officeooo:rsid="00117ad4" style:font-size-asian="14pt" style:font-size-complex="14pt"/>
    </style:style>
    <style:style style:name="T15" style:family="text">
      <style:text-properties officeooo:rsid="00128b49"/>
    </style:style>
    <style:style style:name="T16" style:family="text">
      <style:text-properties fo:color="#000099" fo:font-size="14pt" style:text-underline-style="none" fo:font-weight="bold" style:font-size-asian="14pt" style:font-weight-asian="bold" style:font-size-complex="14pt" style:font-weight-complex="bold"/>
    </style:style>
    <style:style style:name="T17" style:family="text">
      <style:text-properties fo:color="#006600" fo:font-size="14pt" style:text-underline-style="none" fo:font-weight="bold" style:font-size-asian="14pt" style:font-weight-asian="bold" style:font-size-complex="14pt" style:font-weight-complex="bold"/>
    </style:style>
    <style:style style:name="T18" style:family="text">
      <style:text-properties fo:color="#ff6600" fo:font-size="14pt" style:text-underline-style="none"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text:tab/> <text:s text:c="2"/><text:span text:style-name="T9">USER STORIES</text:span></text:p>
      <text:p text:style-name="P5"><text:span text:style-name="T11"><text:tab/><text:tab/><text:tab/><text:tab/><text:tab/><text:tab/><text:tab/><text:tab/><text:tab/><text:tab/>- </text:span><text:span text:style-name="T12">Anurag Mishra</text:span></text:p>
      <text:p text:style-name="P5"/>
      <text:p text:style-name="P18"><text:span text:style-name="T14">P</text:span><text:span text:style-name="T13">roject- To enable people meet other people with similar interests and passions and share stuffs.</text:span></text:p>
      <text:p text:style-name="P3"/>
      <text:p text:style-name="P25"><text:span text:style-name="T10">Users- Just like Facebook (Anyone who is interested in meeting new people, sharing their interests/likings)</text:span></text:p>
      <text:p text:style-name="P25"/>
      <text:p text:style-name="P27"><text:span text:style-name="T10">User Stories: </text:span><text:span text:style-name="T16"><text:s/>[As a user]</text:span><text:span text:style-name="T10">, </text:span><text:span text:style-name="T17">[I should be]</text:span><text:span text:style-name="T10"> </text:span><text:span text:style-name="T18">[so that/because/if]</text:span></text:p>
      <text:p text:style-name="P3"/>
      <text:p text:style-name="P6">1) <text:span text:style-name="T4">Sign Up</text:span></text:p>
      <text:p text:style-name="P17"/>
      <text:p text:style-name="P19"><text:span text:style-name="T8">User-</text:span><text:span text:style-name="T15"> </text:span>As a user, I should be able to sign up to the application either through a sign up form or through my existing accounts of Fb/Twitter so that I should be able to use the application.</text:p>
      <text:p text:style-name="P3"/>
      <text:p text:style-name="P13"><text:span text:style-name="T8">Server-</text:span><text:span text:style-name="T15"> </text:span>As a server, I should be able to process the request of any new user so that (s)he can register to the application and use it.</text:p>
      <text:p text:style-name="P13"/>
      <text:p text:style-name="P6">2) <text:span text:style-name="T4">Verification</text:span></text:p>
      <text:p text:style-name="P6"/>
      <text:p text:style-name="P6"><text:span text:style-name="T8">Server-</text:span> <text:span text:style-name="T2">As a server, I should send a verification mail to the email-id of the user so as to verify the identity of the user i.e, the user is not fake.</text:span></text:p>
      <text:p text:style-name="P3"/>
      <text:p text:style-name="P2">3) <text:span text:style-name="T4">Forgot Password</text:span></text:p>
      <text:p text:style-name="P2"/>
      <text:p text:style-name="P2"><text:span text:style-name="T8">User-</text:span> <text:span text:style-name="T2">As a user, I should be able to recover my password, if I have forgotten my password, so that I can use the application again.</text:span></text:p>
      <text:p text:style-name="P1"/>
      <text:p text:style-name="P13"><text:span text:style-name="T8">Server-</text:span><text:span text:style-name="T15"> </text:span>As a server, I should be able to send a password recovery mail to the user whenever the user selects “Forgot Password” so that the user can recover their forgotten password. </text:p>
      <text:p text:style-name="P3"/>
      <text:p text:style-name="P8">3) <text:span text:style-name="T4">Login</text:span></text:p>
      <text:p text:style-name="P8"/>
      <text:p text:style-name="P19"><text:span text:style-name="T8">User-</text:span><text:span text:style-name="T15"> </text:span>As a user, I should be able to login to my account using my username/email-id and password so as to access my account.</text:p>
      <text:p text:style-name="P7"/>
      <text:p text:style-name="P13"><text:span text:style-name="T8">Server-</text:span><text:span text:style-name="T15"> </text:span>As a server, I should be able to match the password with the username so that only the account creater accesses the account and not someone else.</text:p>
      <text:p text:style-name="P13"/>
      <text:p text:style-name="P8">4) <text:span text:style-name="T4">Manage Account</text:span></text:p>
      <text:p text:style-name="P8"/>
      <text:p text:style-name="P19"><text:span text:style-name="T8">Server-</text:span><text:span text:style-name="T15"> </text:span>As a <text:span text:style-name="T15">user</text:span>, I should be able to change the profile picture which is visible to the outside world. I should be able to change my account password in case my password has leaked or some other reasons.</text:p>
      <text:p text:style-name="P7"/>
      <text:p text:style-name="P13"><text:span text:style-name="T8">Server-</text:span><text:span text:style-name="T15"> </text:span>As a server, I should be able to let the user change the profile picture and also change his/her account password.</text:p>
      <text:p text:style-name="P13"/>
      <text:p text:style-name="P8">5) <text:span text:style-name="T4">Add interests/passion</text:span></text:p>
      <text:p text:style-name="P8"/>
      <text:p text:style-name="P19"><text:soft-page-break/><text:span text:style-name="T8">User-</text:span><text:span text:style-name="T15"> </text:span>As a user, I should be able to add my interests/passions in my profile so that other users can see my interests/passions and I can meet new people.</text:p>
      <text:p text:style-name="P7"/>
      <text:p text:style-name="P13"><text:span text:style-name="T8">Server-</text:span><text:span text:style-name="T15"> </text:span>As a server, I should be able to let people add their interests/passions so that they can interact with the other users.</text:p>
      <text:p text:style-name="P7"/>
      <text:p text:style-name="P8">6) <text:span text:style-name="T4">View profiles of other users</text:span></text:p>
      <text:p text:style-name="P8"/>
      <text:p text:style-name="P19"><text:span text:style-name="T8">User-</text:span><text:span text:style-name="T15"> </text:span>As a user, I should be able to search for users/posts based on the interests/passion (categories) so that I can chat with them and make friends with them. I should be able to view posts of the category of my liking/interest.</text:p>
      <text:p text:style-name="P7"/>
      <text:p text:style-name="P13"><text:span text:style-name="T8">Server-</text:span><text:span text:style-name="T15"> </text:span>As a server, I should be able to sort out the posts for each user, as per their interests/passion and display the results. I should also be able to search for what the user asks out of the search filter and return the appropriate results.</text:p>
      <text:p text:style-name="P7"/>
      <text:p text:style-name="P8">7) <text:span text:style-name="T6">Post</text:span></text:p>
      <text:p text:style-name="P8"/>
      <text:p text:style-name="P10"><text:span text:style-name="T8">User-</text:span><text:span text:style-name="T15"> </text:span>As a user, I should be able to post any new picture/video/recording/book so that I can share it with the other users. I should be able to share anything at any moment of time through the platform.</text:p>
      <text:p text:style-name="P7"/>
      <text:p text:style-name="P13"><text:span text:style-name="T8">Server-</text:span><text:span text:style-name="T15"> </text:span>As a server, I should be able to process the picture/videos/recordings which the user uploads and post it on the users profile so that the other users can view the post.</text:p>
      <text:p text:style-name="P7"/>
      <text:p text:style-name="P6"><text:span text:style-name="T1">8</text:span>) <text:span text:style-name="T6">Like/Comment</text:span></text:p>
      <text:p text:style-name="P6"/>
      <text:p text:style-name="P10"><text:span text:style-name="T8">User- </text:span>As a user, I should be able to like any post or comment on any post so that the other users can see about my likes/opinions on some post.</text:p>
      <text:p text:style-name="P3"/>
      <text:p text:style-name="P14"><text:span text:style-name="T8">Server-</text:span><text:span text:style-name="T15"> </text:span>As a server, I should be able to calculate the total number of likes/comments on any post. Also, the number of likes/comments should be updated as and when any user likes or comments on any post so that the users get to know about how many people have liked and commented on any post.</text:p>
      <text:p text:style-name="P3"/>
      <text:p text:style-name="P6"><text:span text:style-name="T1">9</text:span>) <text:span text:style-name="T6">Follow</text:span></text:p>
      <text:p text:style-name="P6"/>
      <text:p text:style-name="P10"><text:span text:style-name="T8">User-</text:span><text:span text:style-name="T15"> </text:span>As a user, I should be able to follow any other user, if I like the posts of that user, so that I can follow all the posts which (s)he makes on their profile. Follow option should be present on every users profile.</text:p>
      <text:p text:style-name="P4"/>
      <text:p text:style-name="P4"><text:span text:style-name="T8">Server-</text:span><text:span text:style-name="T15"> As a server, I should be able to let 1 user follow another user so that the user can follow the posts of the other user. Also, I should intimidate the follower whenever the user posts something new so that the follower can follow the post.</text:span> </text:p>
      <text:p text:style-name="P9"/>
      <text:p text:style-name="P10">10) <text:span text:style-name="T4">Chat</text:span></text:p>
      <text:p text:style-name="P10"/>
      <text:p text:style-name="P21"><text:span text:style-name="T8">User-</text:span><text:span text:style-name="T15"> </text:span>As a user, I should be able to chat with other users so that I can make friends with them and share my interests/likings.</text:p>
      <text:p text:style-name="P9"/>
      <text:p text:style-name="P14"><text:span text:style-name="T8">Server-</text:span><text:span text:style-name="T15"> </text:span>As a server, I should be able to send messages from 1 user to other so that they can communicate. Also, I should be able to make sure that there is no loss in the message while communicating between the 2 users.</text:p>
      <text:p text:style-name="P9"><text:soft-page-break/></text:p>
      <text:p text:style-name="P10">11) <text:span text:style-name="T4">Share a</text:span> <text:span text:style-name="T4">post</text:span></text:p>
      <text:p text:style-name="P10"/>
      <text:p text:style-name="P21"><text:span text:style-name="T8">User-</text:span><text:span text:style-name="T15"> </text:span>As a user, I should be able to share other users onto my profile or Fb/Twitter profile so that my friends can view it or simply becuase I liked the post.</text:p>
      <text:p text:style-name="P9"/>
      <text:p text:style-name="P14"><text:span text:style-name="T8">Server- </text:span>As a server, I should be able to let the user share the post by taking the post from 1 user and posting it to the other users profile on the application/Facebook/Twitter.</text:p>
      <text:p text:style-name="P9"/>
      <text:p text:style-name="P10">12) <text:span text:style-name="T7">Post mystery cases</text:span></text:p>
      <text:p text:style-name="P10"/>
      <text:p text:style-name="P12"><text:span text:style-name="T8">User-</text:span><text:span text:style-name="T15"> </text:span>As a user, I should be able to post any mystery cases for the other users to solve. Under these posts, other users cannot comment but instead should be able to send the solution to me within a specific period of time as defined by me. If the solution is correct, I should be able to mark the mystery as being solved and the case will close.</text:p>
      <text:p text:style-name="P9"/>
      <text:p text:style-name="P15"><text:span text:style-name="T8">Server-</text:span><text:span text:style-name="T15"> </text:span>As a server, I should be able to let other users send their solutions to te user who posted the mystery without revealing the identity of the person who sent the solution so that there is no partiality. Also, I should be able to let the user mark the case as solved and close the case.</text:p>
      <text:p text:style-name="P9"/>
      <text:p text:style-name="P12">13) <text:span text:style-name="T5">Send solution for the mysteries</text:span></text:p>
      <text:p text:style-name="P12"/>
      <text:p text:style-name="P23"><text:span text:style-name="T8">User-</text:span><text:span text:style-name="T15"> </text:span>As a user, I should be able to send solution to the mystery cases being posted by other users. And the original author of the problem should be able to mark me correct if my solution is correct.</text:p>
      <text:p text:style-name="P11"/>
      <text:p text:style-name="P16"><text:span text:style-name="T8">Server-</text:span><text:span text:style-name="T15"> </text:span>As a server, I should be able to communicate the solution of 1 user to the original author of the problem by not revealing the identity of the user so that there is no partiality while marking the solution as correct. </text:p>
      <text:p text:style-name="P11"/>
      <text:p text:style-name="P12">14) <text:span text:style-name="T5">Promote posts on the basis of # of cases solved</text:span></text:p>
      <text:p text:style-name="P12"/>
      <text:p text:style-name="P24"><text:span text:style-name="T8">User-</text:span><text:span text:style-name="T15"> </text:span>As a user, my posts should be promoted if I solve more number of cases or solve them in quick interval of time so that my posts can get more attention from the other users.</text:p>
      <text:p text:style-name="P11"/>
      <text:p text:style-name="P16"><text:span text:style-name="T8">Server-</text:span><text:span text:style-name="T15"> </text:span>As a server, I should be able to find out the users who have solved more number of cases than others or have solved the cases more quickly than others <text:span text:style-name="T3">and promote their posts on the application so that it can get more likes/com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23:56:10.595388482</meta:creation-date>
    <dc:date>2015-09-26T04:09:11.504220449</dc:date>
    <meta:editing-duration>PT28M10S</meta:editing-duration>
    <meta:editing-cycles>7</meta:editing-cycles>
    <meta:generator>LibreOffice/4.2.3.3$Linux_X86_64 LibreOffice_project/420m0$Build-3</meta:generator>
    <meta:document-statistic meta:table-count="0" meta:image-count="0" meta:object-count="0" meta:page-count="3" meta:paragraph-count="49" meta:word-count="1172" meta:character-count="6191" meta:non-whitespace-character-count="5047"/>
  </office:meta>
</office:document-meta>
</file>